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85.5" calcext:value-type="float">
            <text:p>85.5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12" calcext:value-type="float">
            <text:p>12</text:p>
          </table:table-cell>
          <table:table-cell table:style-name="ce6" office:value-type="string" calcext:value-type="string">
            <text:p>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24" calcext:value-type="float">
            <text:p>24</text:p>
          </table:table-cell>
          <table:table-cell table:style-name="ce6" office:value-type="string" calcext:value-type="string">
            <text:p>Prototyp für PoC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2" calcext:value-type="float">
            <text:p>12</text:p>
          </table:table-cell>
          <table:table-cell table:style-name="ce6" office:value-type="string" calcext:value-type="string">
            <text:p>Miteinbezug der Anwender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Fehlende Erfahrung mit <text:s/>Tools/Komponenten</text:p>
          </table:table-cell>
          <table:table-cell table:style-name="ce6" office:value-type="string" calcext:value-type="string">
            <text:p>Für einige Tools/Komponenten, die zur Erstellung der Masterarbeit eingesetzt werden, fehlt die Erfahrung (z.B. Hibernate, Swing bzw. JSF, Git, Maven)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percentage" office:value="0.75" calcext:value-type="percentage">
            <text:p>75%</text:p>
          </table:table-cell>
          <table:table-cell table:style-name="ce6" table:formula="of:=[.D12]*[.E12]" office:value-type="float" office:value="37.5" calcext:value-type="float">
            <text:p>37.5</text:p>
          </table:table-cell>
          <table:table-cell table:style-name="ce6" office:value-type="string" calcext:value-type="string">
            <text:p>Frühzeitige Auseinandersetzung mit den Tools und Beizug von <text:s/>Büchern, Foren und Fachliteratur.</text:p>
          </table:table-cell>
          <table:table-cell table:style-name="ce6" office:value-type="string" calcext:value-type="string">
            <text:p>Unterstützung suchen (Betreuer, Kollegen, Foren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140" calcext:value-type="float">
            <text:p>140</text:p>
          </table:table-cell>
          <table:table-cell table:style-name="ce12"/>
          <table:table-cell table:style-name="ce9" table:formula="of:=SUM([.F8:.F13])" office:value-type="float" office:value="85.5" calcext:value-type="float">
            <text:p>85.5</text:p>
          </table:table-cell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custom-shape table:end-cell-address="Risikotabelle.F25" table:end-x="0.688cm" table:end-y="0.124cm" draw:z-index="0" draw:name="Textfeld 1" draw:style-name="gr1" draw:text-style-name="P2" svg:width="16.895cm" svg:height="2.769cm" svg:x="1.999cm" svg:y="-1.891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.00.0000</text:date>, <text:time style:data-style-name="N2" text:time-value="23:02:44.9032842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1-10-09T15:11:24</meta:print-date>
    <meta:creation-date>2011-02-25T17:51:14</meta:creation-date>
    <dc:date>2015-04-05T23:11:31.409320231</dc:date>
    <meta:editing-duration>PT42M29S</meta:editing-duration>
    <meta:generator>LibreOffice/4.2.7.2$Linux_X86_64 LibreOffice_project/420m0$Build-2</meta:generator>
    <meta:editing-cycles>6</meta:editing-cycles>
    <meta:document-statistic meta:table-count="1" meta:cell-count="6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